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608805" table:style-name="ce3">
            <text:p>60880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V Search &amp; Rescue</text:p>
          </table:table-cell>
          <table:table-cell office:value-type="date" office:date-value="2023-11-11T00:00:00" table:style-name="ce5">
            <text:p>11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.5" table:style-name="ce6">
            <text:p>8.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608807" table:style-name="ce3">
            <text:p>60880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p Purchase Banbury</text:p>
            <text:p>Control Room</text:p>
          </table:table-cell>
          <table:table-cell office:value-type="date" office:date-value="2023-11-13T00:00:00" table:style-name="ce5">
            <text:p>13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Banbury Police Station</text:p>
          </table:table-cell>
          <table:table-cell office:value-type="string" table:style-name="ce4">
            <text:p>Home</text:p>
          </table:table-cell>
          <table:table-cell office:value-type="float" office:value="81" table:style-name="ce3">
            <text:p>8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0.25" table:style-name="ce6">
            <text:p>20.2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8808" table:style-name="ce3">
            <text:p>60880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Unpaid work</text:p>
          </table:table-cell>
          <table:table-cell office:value-type="date" office:date-value="2023-11-14T00:00:00" table:style-name="ce5">
            <text:p>14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5" table:style-name="ce6">
            <text:p>7.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8809" table:style-name="ce3">
            <text:p>60880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arwell PC</text:p>
          </table:table-cell>
          <table:table-cell office:value-type="date" office:date-value="2023-11-14T00:00:00" table:style-name="ce5">
            <text:p>14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8810" table:style-name="ce3">
            <text:p>60881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/NPCC Summit</text:p>
          </table:table-cell>
          <table:table-cell office:value-type="date" office:date-value="2023-11-15T00:00:00" table:style-name="ce5">
            <text:p>15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.25" table:style-name="ce6">
            <text:p>4.2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4">
          <table:table-cell office:value-type="float" office:value="608814" table:style-name="ce3">
            <text:p>60881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BCS Conference</text:p>
            <text:p>Wokingham Borough Council</text:p>
          </table:table-cell>
          <table:table-cell office:value-type="date" office:date-value="2023-11-16T00:00:00" table:style-name="ce5">
            <text:p>16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27" table:style-name="ce3">
            <text:p>22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6.75" table:style-name="ce6">
            <text:p>56.7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5">
          <table:table-cell office:value-type="float" office:value="608815" table:style-name="ce3">
            <text:p>60881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ITV Meridian</text:p>
            <text:p>Respect for Shopworkers</text:p>
            <text:p>Clean Slate</text:p>
          </table:table-cell>
          <table:table-cell office:value-type="date" office:date-value="2023-11-17T00:00:00" table:style-name="ce5">
            <text:p>17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40" table:style-name="ce3">
            <text:p>14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5" table:style-name="ce6">
            <text:p>3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8816" table:style-name="ce3">
            <text:p>60881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hancellor, MK Blue Light Hub</text:p>
          </table:table-cell>
          <table:table-cell office:value-type="date" office:date-value="2023-11-18T00:00:00" table:style-name="ce5">
            <text:p>18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Milton Keynes Blue Light Hub</text:p>
          </table:table-cell>
          <table:table-cell office:value-type="string" table:style-name="ce4">
            <text:p>Home</text:p>
          </table:table-cell>
          <table:table-cell office:value-type="float" office:value="99" table:style-name="ce3">
            <text:p>9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4.75" table:style-name="ce6">
            <text:p>24.7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608817" table:style-name="ce3">
            <text:p>60881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oad Death Memorial Service</text:p>
          </table:table-cell>
          <table:table-cell office:value-type="date" office:date-value="2023-11-19T00:00:00" table:style-name="ce5">
            <text:p>19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54" table:style-name="ce3">
            <text:p>5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3.5" table:style-name="ce6">
            <text:p>13.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8818" table:style-name="ce3">
            <text:p>60881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ough LPA</text:p>
          </table:table-cell>
          <table:table-cell office:value-type="date" office:date-value="2023-11-20T00:00:00" table:style-name="ce5">
            <text:p>20-Nov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Slough Police Station</text:p>
          </table:table-cell>
          <table:table-cell office:value-type="string" table:style-name="ce4">
            <text:p>Home</text:p>
          </table:table-cell>
          <table:table-cell office:value-type="float" office:value="98" table:style-name="ce3">
            <text:p>9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4.5" table:style-name="ce6">
            <text:p>24.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5">
          <table:table-cell office:value-type="float" office:value="608824" table:style-name="ce3">
            <text:p>60882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ough Council Briefing</text:p>
            <text:p>Alcoholics Anonymous</text:p>
          </table:table-cell>
          <table:table-cell office:value-type="date" office:date-value="2023-11-21T00:00:00" table:style-name="ce5">
            <text:p>21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9" table:style-name="ce3">
            <text:p>10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7.25" table:style-name="ce6">
            <text:p>27.2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8830" table:style-name="ce3">
            <text:p>60883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ough BC - Property</text:p>
          </table:table-cell>
          <table:table-cell office:value-type="date" office:date-value="2023-11-24T00:00:00" table:style-name="ce5">
            <text:p>24-Nov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8" table:style-name="ce3">
            <text:p>9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4.5" table:style-name="ce6">
            <text:p>24.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608832" table:style-name="ce3">
            <text:p>60883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</table:table-cell>
          <table:table-cell office:value-type="date" office:date-value="2023-11-27T00:00:00" table:style-name="ce5">
            <text:p>27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Sulhamstead / TVP Training Cnt</text:p>
          </table:table-cell>
          <table:table-cell office:value-type="string" table:style-name="ce4">
            <text:p>Home</text:p>
          </table:table-cell>
          <table:table-cell office:value-type="float" office:value="65" table:style-name="ce3">
            <text:p>6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6.25" table:style-name="ce6">
            <text:p>16.2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5">
          <table:table-cell office:value-type="float" office:value="608834" table:style-name="ce3">
            <text:p>60883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-scooter comms</text:p>
            <text:p>Public Bravery Awards</text:p>
          </table:table-cell>
          <table:table-cell office:value-type="date" office:date-value="2023-11-30T00:00:00" table:style-name="ce5">
            <text:p>30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Abingdon Police Station</text:p>
          </table:table-cell>
          <table:table-cell office:value-type="string" table:style-name="ce4">
            <text:p>Home</text:p>
          </table:table-cell>
          <table:table-cell office:value-type="float" office:value="324" table:style-name="ce3">
            <text:p>32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1" table:style-name="ce6">
            <text:p>81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8837" table:style-name="ce3">
            <text:p>60883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p Trail</text:p>
            <text:p>Op Purchase</text:p>
          </table:table-cell>
          <table:table-cell office:value-type="date" office:date-value="2023-12-01T00:00:00" table:style-name="ce5">
            <text:p>01-Dec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3.25" table:style-name="ce6">
            <text:p>33.2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4">
          <table:table-cell office:value-type="float" office:value="608838" table:style-name="ce3">
            <text:p>60883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hames Valley Partnership 30th birthday</text:p>
            <text:p>Community Policing Awards</text:p>
          </table:table-cell>
          <table:table-cell office:value-type="date" office:date-value="2023-12-04T00:00:00" table:style-name="ce5">
            <text:p>04-Dec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9" table:style-name="ce3">
            <text:p>9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4.75" table:style-name="ce6">
            <text:p>24.7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8839" table:style-name="ce3">
            <text:p>60883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etro Bank networking</text:p>
          </table:table-cell>
          <table:table-cell office:value-type="date" office:date-value="2023-12-05T00:00:00" table:style-name="ce5">
            <text:p>05-Dec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81" table:style-name="ce3">
            <text:p>8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0.25" table:style-name="ce6">
            <text:p>20.2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8840" table:style-name="ce3">
            <text:p>60884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Flag DV</text:p>
          </table:table-cell>
          <table:table-cell office:value-type="date" office:date-value="2023-12-06T00:00:00" table:style-name="ce5">
            <text:p>06-Dec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.25" table:style-name="ce6">
            <text:p>10.2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5">
          <table:table-cell office:value-type="float" office:value="608841" table:style-name="ce3">
            <text:p>60884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icester Vision</text:p>
            <text:p>John Allen Centre Retail Crime</text:p>
          </table:table-cell>
          <table:table-cell office:value-type="date" office:date-value="2023-12-07T00:00:00" table:style-name="ce5">
            <text:p>07-Dec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81" table:style-name="ce3">
            <text:p>8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0.25" table:style-name="ce6">
            <text:p>20.2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8842" table:style-name="ce3">
            <text:p>60884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K Op Purchase</text:p>
          </table:table-cell>
          <table:table-cell office:value-type="date" office:date-value="2023-12-08T00:00:00" table:style-name="ce5">
            <text:p>08-Dec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Milton Keynes Police Station</text:p>
          </table:table-cell>
          <table:table-cell office:value-type="string" table:style-name="ce4">
            <text:p>Home</text:p>
          </table:table-cell>
          <table:table-cell office:value-type="float" office:value="102" table:style-name="ce3">
            <text:p>10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5.5" table:style-name="ce6">
            <text:p>25.5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d Victoria</meta:initial-creator>
    <dc:creator>Roberts, Charlotte (C7904)</dc:creator>
    <meta:creation-date>2023-12-12T14:44:01Z</meta:creation-date>
    <dc:date>2023-12-18T08:58:13Z</dc:date>
  </office:meta>
</office:document-meta>
</file>